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Horizontal_20_Line">
      <style:text-properties fo:font-weight="normal" style:font-weight-asian="normal" style:font-weight-complex="normal"/>
    </style:style>
    <style:style style:name="P4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19.7mm" style:type="center"/>
          <style:tab-stop style:position="239.4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1" fo:font-family="'DejaVu Sans'" style:font-style-name="Bold" style:font-family-generic="swiss" style:font-pitch="variable" fo:font-size="7pt" fo:font-weight="normal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6.91mm" style:type="center"/>
          <style:tab-stop style:position="273.83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2pt" fo:font-weight="bold" style:font-weight-asian="bold" style:font-weight-complex="6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1" style:family="table">
      <style:table-properties style:width="201.89mm" table:align="margins"/>
    </style:style>
    <style:style style:name="Table1.A" style:family="table-column">
      <style:table-column-properties style:column-width="201.89mm" style:rel-column-width="65535*"/>
    </style:style>
    <style:style style:name="Table1.A1" style:family="table-cell">
      <style:table-cell-properties fo:padding="0.97mm" fo:border="none"/>
    </style:style>
    <style:style style:name="Table1.5" style:family="table-row">
      <style:table-row-properties style:min-row-height="4.27mm"/>
    </style:style>
    <style:style style:name="M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MP3" style:family="paragraph" style:parent-style-name="Horizontal_20_Line">
      <style:text-properties fo:font-weight="normal" style:font-weight-asian="normal" style:font-weight-complex="normal"/>
    </style:style>
    <style:page-layout style:name="Mpm1">
      <style:page-layout-properties fo:page-width="210.01mm" fo:page-height="297mm" style:num-format="1" style:print-orientation="portrait" fo:margin-top="2.79mm" fo:margin-bottom="8.89mm" fo:margin-left="5.33mm" fo:margin-right="2.79mm" style:shadow="none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cfe7f5" style:footnote-max-height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0.16mm" fo:margin-left="0mm" fo:margin-right="0mm" fo:margin-bottom="5.08mm" style:shadow="none" fo:background-color="transparent" style:dynamic-spacing="false" draw:fill="none" draw:fill-color="#cfe7f5"/>
      </style:header-style>
      <style:footer-style>
        <style:header-footer-properties fo:min-height="10.16mm" fo:margin-left="0mm" fo:margin-right="0mm" fo:margin-top="5.08mm" style:dynamic-spacing="false"/>
      </style:footer-style>
    </style:page-layout>
    <style:page-layout style:name="Mpm2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79.4mm" fo:page-height="215.9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row table:style-name="TableLine94172727720976">
            <table:table-cell table:style-name="Table1.A1" office:value-type="string">
              <text:p text:style-name="MP1"><text:text-input text:description="&lt;company.name&gt;">&lt;company.name&gt;</text:text-input></text:p>
            </table:table-cell>
          </table:table-row>
          <table:table-row table:style-name="TableLine94172727763872">
            <table:table-cell table:style-name="Table1.A1" office:value-type="string">
              <text:p text:style-name="MP2">Dr FRANCOIS</text:p>
            </table:table-cell>
          </table:table-row>
          <table:table-row table:style-name="TableLine94172727764192">
            <table:table-cell table:style-name="Table1.A1" office:value-type="string">
              <text:p text:style-name="MP2"><text:text-input text:description="&lt;company.street&gt;">&lt;company.street&gt;</text:text-input>, <text:text-input text:description="&lt;company.city&gt;">&lt;company.city&gt;</text:text-input></text:p>
            </table:table-cell>
          </table:table-row>
          <table:table-row table:style-name="TableLine94172727764560">
            <table:table-cell table:style-name="Table1.A1" office:value-type="string">
              <text:p text:style-name="MP2">Tél : <text:text-input text:description="&lt;company.phone&gt;">&lt;company.phone&gt;</text:text-input>/ Fax : <text:text-input text:description="&lt;company.fax&gt;">&lt;company.fax&gt;</text:text-input></text:p>
            </table:table-cell>
          </table:table-row>
          <table:table-row table:style-name="Table1.5">
            <table:table-cell table:style-name="Table1.A1" office:value-type="string">
              <text:p text:style-name="MP2">Email :<text:text-input text:description="&lt;company.email&gt;">&lt;company.email&gt;</text:text-input></text:p>
              <text:p text:style-name="MP3"/>
            </table:table-cell>
          </table:table-row>
        </table:table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Footnote" style:page-layout-name="Mpm3"/>
    <style:master-page style:name="Endnote" style:page-layout-name="Mpm3"/>
    <style:master-page style:name="Right_20_Page" style:display-name="Right Page" style:page-layout-name="Mpm4" style:next-style-name="Left_20_Page"/>
    <style:master-page style:name="Left_20_Page" style:display-name="Left Page" style:page-layout-name="Mpm5" style:next-style-name="Right_20_Page"/>
    <style:master-page style:name="Landscape" style:page-layout-name="Mpm6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4-05T21:51:32</meta:creation-date>
    <dc:date>2022-07-30T05:16:27.774239731</dc:date>
    <meta:editing-duration>PT6H54M51S</meta:editing-duration>
    <meta:editing-cycles>41</meta:editing-cycles>
    <meta:generator>LibreOffice/7.0.4.2$Linux_X86_64 LibreOffice_project/00$Build-2</meta:generator>
    <meta:document-statistic meta:table-count="1" meta:image-count="0" meta:object-count="0" meta:page-count="1" meta:paragraph-count="5" meta:word-count="28" meta:character-count="133" meta:non-whitespace-character-count="125"/>
  </office:meta>
</office:document-meta>
</file>